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09a1d3" officeooo:paragraph-rsid="0009a1d3"/>
    </style:style>
    <style:style style:name="P2" style:family="paragraph" style:parent-style-name="Standard">
      <style:text-properties officeooo:paragraph-rsid="000b1a41"/>
    </style:style>
    <style:style style:name="P3" style:family="paragraph" style:parent-style-name="Standard">
      <style:text-properties officeooo:paragraph-rsid="000bb01a"/>
    </style:style>
    <style:style style:name="P4" style:family="paragraph" style:parent-style-name="Standard">
      <style:text-properties officeooo:paragraph-rsid="0009a1d3"/>
    </style:style>
    <style:style style:name="T1" style:family="text">
      <style:text-properties officeooo:rsid="0009fffc"/>
    </style:style>
    <style:style style:name="T2" style:family="text">
      <style:text-properties officeooo:rsid="000b1a41"/>
    </style:style>
    <style:style style:name="T3" style:family="text">
      <style:text-properties fo:language="en" fo:country="US"/>
    </style:style>
    <style:style style:name="T4" style:family="text">
      <style:text-properties fo:language="en" fo:country="US" officeooo:rsid="000b1a41"/>
    </style:style>
    <style:style style:name="T5" style:family="text">
      <style:text-properties fo:language="en" fo:country="US" officeooo:rsid="000b9904"/>
    </style:style>
    <style:style style:name="T6" style:family="text">
      <style:text-properties fo:language="en" fo:country="US" officeooo:rsid="000bb01a"/>
    </style:style>
    <style:style style:name="T7" style:family="text">
      <style:text-properties fo:language="en" fo:country="US" officeooo:rsid="000d909d"/>
    </style:style>
    <style:style style:name="T8" style:family="text">
      <style:text-properties fo:language="en" fo:country="US" officeooo:rsid="000eaf29"/>
    </style:style>
    <style:style style:name="T9" style:family="text">
      <style:text-properties fo:language="en" fo:country="US" officeooo:rsid="000fb76b"/>
    </style:style>
    <style:style style:name="T10" style:family="text">
      <style:text-properties fo:language="en" fo:country="US" officeooo:rsid="0011f02a"/>
    </style:style>
    <style:style style:name="T11" style:family="text">
      <style:text-properties fo:language="en" fo:country="US" officeooo:rsid="00123795"/>
    </style:style>
    <style:style style:name="T12" style:family="text">
      <style:text-properties fo:language="en" fo:country="US" officeooo:rsid="0011bfa8"/>
    </style:style>
    <style:style style:name="T13" style:family="text">
      <style:text-properties fo:language="en" fo:country="US" officeooo:rsid="0012507a"/>
    </style:style>
    <style:style style:name="T14" style:family="text">
      <style:text-properties fo:language="en" fo:country="US" officeooo:rsid="00144815"/>
    </style:style>
    <style:style style:name="T15" style:family="text">
      <style:text-properties officeooo:rsid="000bb0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4">Dennis Ritchie:</text:span></text:p>
      <text:p text:style-name="P4"><text:span text:style-name="T14">We can see Dennis Ritchie talking about the creation of UNIX or has he described it as “The beginning of the decentralization of computers”. UNIX operating system started in 1969 led by Ken Thompson, Dennis Ritchie, and a team of members with the idea of a personal and cheaper computer. Linux, Mac OS X, Android, iOS, Chrome, and other operating systems have used UNIX as a foundation of their code.</text:span></text:p>
      <text:p text:style-name="P4"><text:span text:style-name="T14"/></text:p>
      <text:p text:style-name="P4"><text:span text:style-name="T14">Bjarne Stroustrup:</text:span></text:p>
      <text:p text:style-name="P4"><text:span text:style-name="T14">In this video, we can see Bjarne Stroustrup talking about what inspired him to create C++. He wanted to build a language that was useful for all domains and easy to learn for humans. To create C++, he took the idea of classes from SIMULA for general abstraction and built it on C so it could run fast. He describes the combination as a very useful combination. </text:span></text:p>
      <text:p text:style-name="P4"><text:span text:style-name="T14"/></text:p>
      <text:p text:style-name="P4"><text:span text:style-name="T14">Bell Labs Unix:</text:span></text:p>
      <text:p text:style-name="P4"><text:span text:style-name="T14">This video contains interviews with primary developers of UNIX. We can see Dennis Ritchie, Thompson, Brian Kernighan, and many others talking about how they created a more useful, flexible, and portable system for programmers to work with. They talk about the UNIX system that consists of a hierarchy of directories, also tell us that the heart of the system is the ability to store information for extended periods and how the system is well designed because you just need to know the name of the file, you don’t have to think where it is, size, or numbers of records. Making the computer business a lot easier.</text:span></text:p>
      <text:p text:style-name="P4"><text:span text:style-name="T14"/></text:p>
      <text:p text:style-name="P4"><text:span text:style-name="T14">Linus Torvalds:</text:span></text:p>
      <text:p text:style-name="P4"><text:span text:style-name="T14">I enjoyed watching this TED talk interview. Linus Torvalds talks about how his love for math, physics, and computers motivated him to create an operating system that he called Linux and a version control system called Git. He also talks about how his introverted personality influenced him to make both of his creations open source. He believes that sharing Linux with independent programmers is the reason why Linux is one of the most popular platforms on the planet that runs on the servers of Amazon, Google, and much of the wired wor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9:02:23.043257652</meta:creation-date>
    <dc:date>2022-01-14T20:51:24.329640326</dc:date>
    <meta:editing-duration>PT34M47S</meta:editing-duration>
    <meta:editing-cycles>10</meta:editing-cycles>
    <meta:generator>LibreOffice/7.2.5.2.0$Linux_X86_64 LibreOffice_project/20$Build-2</meta:generator>
    <meta:document-statistic meta:table-count="0" meta:image-count="0" meta:object-count="0" meta:page-count="1" meta:paragraph-count="8" meta:word-count="344" meta:character-count="1976" meta:non-whitespace-character-count="1639"/>
  </office:meta>
</office:document-meta>
</file>